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8a3" officeooo:paragraph-rsid="000608a3"/>
    </style:style>
    <style:style style:name="P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0608a3" officeooo:paragraph-rsid="000608a3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6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</text:p>
      <text:p text:style-name="P1">T1(707B)</text:p>
      <text:p text:style-name="P2">Examples</text:p>
      <text:p text:style-name="P3">input</text:p>
      <text:p text:style-name="P5">5 4 2</text:p>
      <text:p text:style-name="P6">1 2 5</text:p>
      <text:p text:style-name="P6">1 2 3</text:p>
      <text:p text:style-name="P6">2 3 4</text:p>
      <text:p text:style-name="P6">1 4 10</text:p>
      <text:p text:style-name="P6">1 5</text:p>
      <text:p text:style-name="P4">output</text:p>
      <text:p text:style-name="P5">3</text:p>
      <text:p text:style-name="P4">input</text:p>
      <text:p text:style-name="P5">3 1 1</text:p>
      <text:p text:style-name="P6">1 2 3</text:p>
      <text:p text:style-name="P6">3</text:p>
      <text:p text:style-name="P4">output</text:p>
      <text:p text:style-name="P5">-1</text:p>
      <text:p text:style-name="P1"/>
      <text:p text:style-name="P1">有n个城市，m条路，k个城市有商店，第一行输入n, m, k</text:p>
      <text:p text:style-name="P1">后面m行输入m条路的起点, 终点, 长度</text:p>
      <text:p text:style-name="P1">后面一行输入k个有商店的城市</text:p>
      <text:p text:style-name="P1">现在要开一个新商店，要求不能在有商店的城市开，</text:p>
      <text:p text:style-name="P1">新商店要从已有的商店供货，每一单位长度供货花费1单位钱，</text:p>
      <text:p text:style-name="P1">要求花钱最少，</text:p>
      <text:p text:style-name="P1">若无满足条件，输出-1，否则输出最少花多少钱。</text:p>
      <text:p text:style-name="P1"/>
      <text:p text:style-name="P1">Code(go)</text:p>
      <text:p text:style-name="P1">package main</text:p>
      <text:p text:style-name="P1"/>
      <text:p text:style-name="P1">import (</text:p>
      <text:p text:style-name="P1"><text:tab/>"bufio"</text:p>
      <text:p text:style-name="P1"><text:tab/>"fmt"</text:p>
      <text:p text:style-name="P1"><text:tab/>"os"</text:p>
      <text:p text:style-name="P1"><text:tab/>"strconv"</text:p>
      <text:p text:style-name="P1">)</text:p>
      <text:p text:style-name="P1"/>
      <text:p text:style-name="P1">type edge struct {</text:p>
      <text:p text:style-name="P1"><text:tab/>to <text:s/>int</text:p>
      <text:p text:style-name="P1"><text:tab/>len int</text:p>
      <text:p text:style-name="P1">}</text:p>
      <text:p text:style-name="P1"/>
      <text:p text:style-name="P1">type vertex struct {</text:p>
      <text:p text:style-name="P1"><text:tab/>edges []edge</text:p>
      <text:p text:style-name="P1">}</text:p>
      <text:p text:style-name="P1"/>
      <text:p text:style-name="P1">func main() {</text:p>
      <text:p text:style-name="P1"><text:tab/>var n, m, k int</text:p>
      <text:p text:style-name="P1"><text:tab/>fmt.Scan(&amp;n, &amp;m, &amp;k)</text:p>
      <text:p text:style-name="P1"/>
      <text:p text:style-name="P1"><text:tab/>var u, v, l int</text:p>
      <text:p text:style-name="P1"><text:tab/>g := make([]vertex, n+1, n+1)</text:p>
      <text:p text:style-name="P1"><text:tab/>bs := bufio.NewScanner(os.Stdin)</text:p>
      <text:p text:style-name="P1"><text:tab/>bs.Split(bufio.ScanWords)</text:p>
      <text:p text:style-name="P1"><text:tab/>for i := 0; i &lt; m; i++ {</text:p>
      <text:p text:style-name="P1"><text:tab/><text:tab/>//fmt.Scan(&amp;u, &amp;v, &amp;l)</text:p>
      <text:p text:style-name="P1"><text:tab/><text:tab/>bs.Scan()</text:p>
      <text:p text:style-name="P1"><text:tab/><text:tab/>u, _ = strconv.Atoi(bs.Text())</text:p>
      <text:p text:style-name="P1"><text:tab/><text:tab/>bs.Scan()</text:p>
      <text:p text:style-name="P1"><text:tab/><text:tab/>v, _ = strconv.Atoi(bs.Text())</text:p>
      <text:p text:style-name="P1"><text:tab/><text:tab/>bs.Scan()</text:p>
      <text:p text:style-name="P1"><text:tab/><text:tab/>l, _ = strconv.Atoi(bs.Text())</text:p>
      <text:p text:style-name="P1"/>
      <text:p text:style-name="P1"><text:tab/><text:tab/>eu := edge{v, l}</text:p>
      <text:p text:style-name="P1"><text:soft-page-break/><text:tab/><text:tab/>g[u].edges = append(g[u].edges, eu)</text:p>
      <text:p text:style-name="P1"><text:tab/><text:tab/>ev := edge{u, l}</text:p>
      <text:p text:style-name="P1"><text:tab/><text:tab/>g[v].edges = append(g[v].edges, ev)</text:p>
      <text:p text:style-name="P1"><text:tab/>}</text:p>
      <text:p text:style-name="P1"/>
      <text:p text:style-name="P1"><text:tab/>an := make([]int, n+1, n+1)</text:p>
      <text:p text:style-name="P1"><text:tab/>for i := 0; i &lt; k; i++ {</text:p>
      <text:p text:style-name="P1"><text:tab/><text:tab/>//fmt.Scan(&amp;ax)</text:p>
      <text:p text:style-name="P1"><text:tab/><text:tab/>bs.Scan()</text:p>
      <text:p text:style-name="P1"><text:tab/><text:tab/>ax, _ := strconv.Atoi(bs.Text())</text:p>
      <text:p text:style-name="P1"><text:tab/><text:tab/>an[ax] = 1</text:p>
      <text:p text:style-name="P1"><text:tab/>}</text:p>
      <text:p text:style-name="P1"/>
      <text:p text:style-name="P1"><text:tab/>ans := -1</text:p>
      <text:p text:style-name="P1"><text:tab/>for i := 1; i &lt;= n; i++ {</text:p>
      <text:p text:style-name="P1"><text:tab/><text:tab/>if an[i] == 0 {</text:p>
      <text:p text:style-name="P1"><text:tab/><text:tab/><text:tab/>continue</text:p>
      <text:p text:style-name="P1"><text:tab/><text:tab/>}</text:p>
      <text:p text:style-name="P1"><text:tab/><text:tab/>for j := 0; j &lt; len(g[i].edges); j++ {</text:p>
      <text:p text:style-name="P1"><text:tab/><text:tab/><text:tab/>v = g[i].edges[j].to</text:p>
      <text:p text:style-name="P1"><text:tab/><text:tab/><text:tab/>l = g[i].edges[j].len</text:p>
      <text:p text:style-name="P1"><text:tab/><text:tab/><text:tab/>if an[v] == 0 &amp;&amp; (ans == -1 || ans &gt; l) {</text:p>
      <text:p text:style-name="P1"><text:tab/><text:tab/><text:tab/><text:tab/>ans = l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fmt.Println(ans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3:23:34.481825652</meta:creation-date>
    <dc:date>2016-08-30T23:27:57.499185736</dc:date>
    <meta:editing-duration>PT4M23S</meta:editing-duration>
    <meta:editing-cycles>1</meta:editing-cycles>
    <meta:document-statistic meta:table-count="0" meta:image-count="0" meta:object-count="0" meta:page-count="2" meta:paragraph-count="82" meta:word-count="345" meta:character-count="1168" meta:non-whitespace-character-count="952"/>
    <meta:generator>LibreOffice/5.1.4.2$Linux_X86_64 LibreOffice_project/10m0$Build-2</meta:generator>
  </office:meta>
</office:document-meta>
</file>